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top="0.0807in" fo:margin-bottom="0.0807in" fo:line-height="200%"/>
    </style:style>
    <style:style style:name="P2" style:family="paragraph" style:parent-style-name="Standard">
      <style:paragraph-properties fo:margin-top="0.0807in" fo:margin-bottom="0.0807in" fo:line-height="200%" fo:text-align="center" style:justify-single-word="false"/>
    </style:style>
    <style:style style:name="T1" style:family="text">
      <style:text-properties fo:font-style="normal"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obert Ritchie</text:p>
      <text:p text:style-name="P1">9 Febuary 2016</text:p>
      <text:p text:style-name="P2">Read Look Reflect 1</text:p>
      <text:p text:style-name="P1"><text:tab/>One aspect of the the artistic culture depicted by these texts that came as a surprise to me is the division of styles and opinions. When one thinks about the Renaissance period of art, there are certain stylistic and thematic trends that also come to mind, so it is surprising that two works that are so different in style both come from the same period and were both widely considered as brilliant. At first inspection, I would have predicted Ghiberti's panel to be more popular at the time. Its figures are less lifelike and more similar to classic Roman works in that the figures are all have perfect bodies. Even Isaac, a child, has a chiseled body and kneels stoically as Abraham cocks his arm to cut his throat. However, Brunellschi's panel, in which all of the figures are more realistic and emotionally charged, Abraham already has the knife to Isaac's throat when the angel stops his arm, Isaac is smaller and seems more helpless and struggling. On top of the stark differences between the artists' stylistic choices, according to <text:span text:style-name="T1">Antonio Manetti’s biography of Filippo Brunelleschi the public opinion was completely divided when Ghiberti was chosen as the winner of the competition. This shows that not only were the artists' styles beginning to differ, but the general public opinion on them as well. Some people preferred Ghiberti's work which features a style more befitting of the time, but others preferred Brunelleschi's which is more animated.</text:span></text:p>
      <text:p text:style-name="P1"><text:span text:style-name="T1"><text:tab/>The conditions under which the artists were expected to work seemed somewhat demanding in comparison to art today. To start off, essentially all of the most talented artists traveled to Florence just to get a chance to win this commission. They may have done it is because it is profitable or because it is honorable or both, but either way their dedication is surprising. After arrival they were expected to make these art pieces with no preparation. Since artists were treated as craftsmen rather than their own </text:span><text:soft-page-break/><text:span text:style-name="T1">class of work like today, they were expected to be completely familiar with the bronze medium, and like any other educated person of the time, they were expected to be completely familiar with the story of the sacrifice of Isaac. It is unclear the time-frame that they were given to work on their pieces, but when people think about fine art today, they usually think about a masterpiece that took months or years to complete. Additionally, some scholars suggest that Ghiberti's piece was chosen in part because it was made out of a single piece of bronze while Brunellschi cast the figures then put them onto the panel. Ghiberti's method would likely use less bronze and cost a significant amount less since bronze was extremely expensive during the time. It is interesting to think that while these highly respected artists were contemplating how they should make an extremely important masterpiece for the public, they were also expected to keep the cost of their works low. It reinforces not only the viewpoint that artists were craftsmen and should work as such, but also the typical renaissance mindset of being both an artist and a scientist.</text:span></text:p>
      <text:p text:style-name="P1"><text:span text:style-name="T1"><text:tab/>Almost anyone who had money, guilds in particular, held an enormous influence over the art that was commissioned. The doors of the Baptistery in Florence, which the winner of this competition of the best artists of the time got to paint, was commissioned by the wool merchants' guild. Some historians theorize that the guild even picked Ghiberti's panel over Brunellschi's because it preferred the cloth in the image and wanted to remind people who the door was commissioned by. The fact that a single guild had the wealth to commission such an important piece of art which is widely regarded as one of the most important events of the time period, even the beginning of the renaissance by some, speaks to the power that those with money wielded then. <text:s/>There is also some evidence pointing towards Ghiberti having close relationships with some of the 34 judges on the panel. Neither of these facts coincide with the dignified and scientific mindset that most people associate with the renaissance. This competition can in some ways reveal aspects of the renaissance which most people have never thought abou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200%"/>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Robert Ritchie</meta:initial-creator>
    <meta:creation-date>2016-02-08T15:29:01.37</meta:creation-date>
    <dc:date>2016-02-08T21:54:59.83</dc:date>
    <dc:creator>Robert Ritchie</dc:creator>
    <meta:editing-duration>PT4H24M37S</meta:editing-duration>
    <meta:editing-cycles>4</meta:editing-cycles>
    <meta:generator>OpenOffice/4.1.1$Win32 OpenOffice.org_project/411m6$Build-9775</meta:generator>
    <meta:document-statistic meta:table-count="0" meta:image-count="0" meta:object-count="0" meta:page-count="2" meta:paragraph-count="6" meta:word-count="720" meta:character-count="4283"/>
  </office:meta>
</office:document-meta>
</file>